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line-height="100%"/>
      <style:text-properties fo:font-size="12pt" fo:language="fr" fo:country="FR" style:font-size-asian="12pt" style:font-size-complex="12pt"/>
    </style:style>
    <style:style style:name="P2" style:family="paragraph">
      <style:paragraph-properties fo:line-height="100%" fo:text-align="center" style:justify-single-word="false"/>
      <style:text-properties fo:font-size="12pt" fo:language="fr" fo:country="FR" fo:font-weight="bold" style:font-size-asian="12pt" style:font-weight-asian="bold" style:font-size-complex="12pt" style:font-weight-complex="bold"/>
    </style:style>
    <style:style style:name="P3" style:family="paragraph" style:parent-style-name="Text_20_body" style:list-style-name="L2">
      <style:paragraph-properties>
        <style:tab-stops>
          <style:tab-stop style:position="0.748in"/>
        </style:tab-stops>
      </style:paragraph-properties>
      <style:text-properties fo:language="fr" fo:country="FR" officeooo:paragraph-rsid="002b0b60"/>
    </style:style>
    <style:style style:name="P4" style:family="paragraph" style:parent-style-name="Text_20_body" style:list-style-name="L2">
      <style:paragraph-properties>
        <style:tab-stops>
          <style:tab-stop style:position="0.748in"/>
        </style:tab-stops>
      </style:paragraph-properties>
      <style:text-properties fo:language="fr" fo:country="FR" officeooo:paragraph-rsid="002b0b60"/>
    </style:style>
    <style:style style:name="P5" style:family="paragraph" style:parent-style-name="Text_20_body" style:list-style-name="L2">
      <style:text-properties fo:language="fr" fo:country="FR" style:text-underline-style="solid" style:text-underline-width="auto" style:text-underline-color="font-color" fo:font-weight="normal" officeooo:paragraph-rsid="002b0b60" style:font-weight-asian="normal" style:font-weight-complex="normal"/>
    </style:style>
    <style:style style:name="P6" style:family="paragraph" style:parent-style-name="Text_20_body" style:list-style-name="L2">
      <style:text-properties fo:font-weight="bold" style:font-weight-asian="bold" style:font-weight-complex="bold"/>
    </style:style>
    <style:style style:name="P7" style:family="paragraph" style:parent-style-name="Text_20_body">
      <style:paragraph-properties fo:line-height="100%" fo:text-align="center" style:justify-single-word="false"/>
      <style:text-properties fo:font-size="12pt" fo:language="fr" fo:country="FR" fo:font-weight="bold" style:font-size-asian="12pt" style:font-weight-asian="bold" style:font-size-complex="12pt" style:font-weight-complex="bold"/>
    </style:style>
    <style:style style:name="P8" style:family="paragraph" style:parent-style-name="Text_20_body">
      <style:paragraph-properties fo:line-height="100%" fo:text-align="center" style:justify-single-word="false"/>
    </style:style>
    <style:style style:name="P9" style:family="paragraph" style:parent-style-name="Text_20_body" style:list-style-name="L2">
      <style:paragraph-properties>
        <style:tab-stops>
          <style:tab-stop style:position="0.748in"/>
        </style:tab-stops>
      </style:paragraph-properties>
      <style:text-properties fo:font-size="2pt" fo:language="fr" fo:country="FR" fo:font-weight="bold" officeooo:paragraph-rsid="002b0b60" style:font-size-asian="1.75pt" style:font-weight-asian="bold" style:font-size-complex="2pt" style:font-weight-complex="bold"/>
    </style:style>
    <style:style style:name="P10" style:family="paragraph" style:parent-style-name="Text_20_body">
      <style:paragraph-properties fo:line-height="100%" fo:text-align="center" style:justify-single-word="false"/>
      <style:text-properties fo:font-size="2pt" fo:font-weight="bold" style:font-size-asian="1.75pt" style:font-weight-asian="bold" style:font-size-complex="2pt" style:font-weight-complex="bold"/>
    </style:style>
    <style:style style:name="P11" style:family="paragraph" style:parent-style-name="Text_20_body" style:list-style-name="L2">
      <style:text-properties style:text-underline-style="solid" style:text-underline-width="auto" style:text-underline-color="font-color" fo:font-weight="normal" style:font-weight-asian="normal" style:font-weight-complex="normal"/>
    </style:style>
    <style:style style:name="T1" style:family="text">
      <style:text-properties fo:language="fr" fo:country="FR"/>
    </style:style>
    <style:style style:name="T2" style:family="text">
      <style:text-properties fo:language="fr" fo:country="FR" officeooo:rsid="002742cf"/>
    </style:style>
    <style:style style:name="T3" style:family="text">
      <style:text-properties fo:language="fr" fo:country="FR" officeooo:rsid="0027c008"/>
    </style:style>
    <style:style style:name="T4" style:family="text">
      <style:text-properties fo:language="fr" fo:country="FR" officeooo:rsid="002b0b60"/>
    </style:style>
    <style:style style:name="T5" style:family="text">
      <style:text-properties fo:language="fr" fo:country="FR" officeooo:rsid="002a8cb9"/>
    </style:style>
    <style:style style:name="T6" style:family="text">
      <style:text-properties fo:language="fr" fo:country="FR" fo:font-style="italic" officeooo:rsid="002a8cb9" style:font-style-asian="italic" style:font-style-complex="italic"/>
    </style:style>
    <style:style style:name="T7" style:family="text">
      <style:text-properties fo:language="fr" fo:country="FR" fo:font-weight="bold" style:font-weight-asian="bold" style:font-weight-complex="bold"/>
    </style:style>
    <style:style style:name="T8" style:family="text">
      <style:text-properties officeooo:rsid="002742cf"/>
    </style:style>
    <style:style style:name="T9" style:family="text">
      <style:text-properties officeooo:rsid="0027c008"/>
    </style:style>
    <style:style style:name="T10" style:family="text">
      <style:text-properties officeooo:rsid="002803b3"/>
    </style:style>
    <style:style style:name="T11" style:family="text">
      <style:text-properties officeooo:rsid="002960e6"/>
    </style:style>
    <style:style style:name="T12" style:family="text">
      <style:text-properties officeooo:rsid="002a8cb9"/>
    </style:style>
    <style:style style:name="T13" style:family="text">
      <style:text-properties fo:font-style="italic" style:font-style-asian="italic" style:font-style-complex="italic"/>
    </style:style>
    <style:style style:name="T14" style:family="text">
      <style:text-properties fo:font-style="italic" officeooo:rsid="002a8cb9" style:font-style-asian="italic" style:font-style-complex="italic"/>
    </style:style>
    <style:style style:name="T15" style:family="text">
      <style:text-properties fo:font-style="italic" officeooo:rsid="00302480" style:font-style-asian="italic" style:font-style-complex="italic"/>
    </style:style>
    <style:style style:name="T16" style:family="text">
      <style:text-properties fo:font-style="italic" officeooo:rsid="002742cf" style:font-style-asian="italic" style:font-style-complex="italic"/>
    </style:style>
    <style:style style:name="T17" style:family="text">
      <style:text-properties officeooo:rsid="002b0b60"/>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weight="bold" style:font-weight-asian="bold" style:font-weight-complex="bold"/>
    </style:style>
    <style:style style:name="T20" style:family="text">
      <style:text-properties fo:font-style="normal" officeooo:rsid="002a8cb9" style:font-style-asian="normal" style:font-style-complex="normal"/>
    </style:style>
    <style:style style:name="T21" style:family="text">
      <style:text-properties officeooo:rsid="002e9ee2"/>
    </style:style>
    <style:style style:name="T22" style:family="text">
      <style:text-properties officeooo:rsid="0030248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space" fo:text-indent="-0.1in" fo:margin-left="0.35in"/>
        </style:list-level-properties>
      </text:list-level-style-number>
      <text:list-level-style-number text:level="2" style:num-prefix=" " style:num-suffix="." style:num-format="A">
        <style:list-level-properties text:list-level-position-and-space-mode="label-alignment">
          <style:list-level-label-alignment text:label-followed-by="space" fo:margin-left="0.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p text:style-name="P7">Compte rendu d'activité -Timothee Mickus</text:p>
      <text:p text:style-name="P8"><text:span text:style-name="T18">Novembre 2015</text:span></text:p>
      <text:p text:style-name="P10"><text:span text:style-name="T1"/></text:p>
      <text:list xml:id="list5445386260960540864" text:style-name="L2">
        <text:list-item>
          <text:p text:style-name="P6"><text:span text:style-name="T4">Evolution de l'architecture de GenericSystem</text:span></text:p>
          <text:list>
            <text:list-item>
              <text:p text:style-name="P11"><text:span text:style-name="T4">Développement d'un protocole de communication asynchrone</text:span></text:p>
              <text:p text:style-name="P3"><text:span text:style-name="T8"><text:tab/>La partition de GenericSystem a entraîné la création de deux architectures alternatives : l'architecture « CoC » (« Cache on Client ») privilégie la gestion des caches au niveau du module client, l'autre « CoS » (« Cache on Server ») la conserve au niveau du serveur. Le protocole de communication est moins complexe dans l'architecture CoC (cf. rapport Octobre 2015 TMickus). Il est donc plus aisé de rendre la communication asynchrone dans cette architecture.</text:span></text:p>
              <text:p text:style-name="P3"><text:span text:style-name="T8"><text:tab/>Un « proof of concept » de la faisabilité d'une application asynchrone en Ceylon a été réalisé.</text:span></text:p>
              <text:p text:style-name="P3"><text:span text:style-name="T8"><text:tab/></text:span>Celui-ci compile donc nativement JavaScript. Il reprend de plus le précédent « proof of concept » en JavaScript. Il utilise la fonctionalité de typage dynamique (« dynamic typing », évaluation des types des variables à l'exécution) pour manipuler directement le rendu <text:span text:style-name="T22">HTML</text:span> et encapsuler la communication par WebSocket.</text:p>
              <text:p text:style-name="P3"><text:span text:style-name="T8"><text:tab/></text:span>Ce « proof of concept » a par ailleurs permis de montrer que l'emploi des <text:span text:style-name="T15">P</text:span><text:span text:style-name="T13">rom</text:span><text:span text:style-name="T15">ises</text:span> n'est pas nécessaire à la communication asynchrone : <text:span text:style-name="T10">il suffit de pouvoir traiter de manière uniforme toute réponse à une requête, c'est-à-dire d'associer lors de la réceptions les événements aux requêtes</text:span>. <text:span text:style-name="T11">Les promesses permettent d'associer une action à un résultat éventuellement asynchrone : elles constitutent donc un cadre de travail naturel pour la gestion événementielle de la communication.</text:span></text:p>
              <text:p text:style-name="P3"><text:span text:style-name="T8"><text:tab/></text:span>Il a été décidé d'utiliser la classe <text:span text:style-name="T13">CompletableFuture</text:span> comme équivalent en Java des Promises de JavaScript et Ceylon. Ils implémentent l'interface <text:span text:style-name="T13">Future</text:span>, c'est-à-dire qu'ils correspondent à un traitement ultérieur (et donc asynchrone) des données, et l'interface <text:span text:style-name="T13">CompletionStage</text:span>, qui permet de vérifier si ce traitement des données a été déjà réalisé ou non.</text:p>
              <text:p text:style-name="P3"><text:span text:style-name="T8"><text:tab/></text:span>Le protocole de communication a été repensé pour éviter toute synchronisation. A une requête est associé un <text:span text:style-name="T13">CompletableFuture</text:span>, et à sa réponse la complétion de celui-ci.</text:p>
              <text:p text:style-name="P9"/>
            </text:list-item>
            <text:list-item>
              <text:p text:style-name="P5">Evolution <text:span text:style-name="T21">vers </text:span>une architecture réactive</text:p>
              <text:p text:style-name="P3"><text:span text:style-name="T8"><text:tab/></text:span>Cependant, la seule méthode pour obtenir le résultat du traitement que représente le <text:span text:style-name="T13">CompletableFuture </text:span>est une méthode bloquante, c'est-à-dire qu'elle force la synchronisation. Il a été décidé de faire évoluer l'architecture vers une architecture réactive à l'aide du <text:span text:style-name="T13">design pattern</text:span> « <text:span text:style-name="T22">o</text:span>bserv<text:span text:style-name="T12">able</text:span> », et notemment grâce à la librairie JavaFX. <text:span text:style-name="T12">Ce </text:span><text:span text:style-name="T14">design pattern</text:span><text:span text:style-name="T12"> permet à des « listener » d'observer les changement d'une valeur dite « observable » : les changement de cette valeur sont alors communiqués à tout objet qui en dépendrait. Ceci facilite la gestion événementielle et asynchrone de la communication : une requête se traduit en un objet mis à jour à la réception de la réponse. </text:span></text:p>
              <text:p text:style-name="P3"><text:span text:style-name="T8"><text:tab/>Le </text:span><text:span text:style-name="T16">design pattern</text:span><text:span text:style-name="T8"> « observable » a été implémenté pour les méthodes d'accès à l'information persistée dans le cache et dans le serveur.</text:span></text:p>
              <text:p text:style-name="P3"><text:span text:style-name="T8"><text:tab/>Cette évolution a mis en avant la nécessité de repenser la gestion du différentiel. Jusqu'alors, dans les opérations de résolution du différentiel (« flush », persistence de l'information, et « clear » suppression de l'information non persistée) on pouvait se contenter de changer de référence, et remplacer effectivement le différentiel par un autre, disposant de son propre </text:span><text:span text:style-name="T14">time stamp</text:span><text:span text:style-name="T20"> ;</text:span><text:span text:style-name="T12"> cependant les </text:span><text:span text:style-name="T14">listeners </text:span><text:span text:style-name="T12">ne sont pas avertis du changement de référence. Ils cessent alors d'être valides, sans pouvoir en être averti. Il s'avère donc nécessaire, soit de notifier les </text:span><text:span text:style-name="T14">listeners</text:span><text:span text:style-name="T12"> de leur invalidation, soit de repenser la gestion du différentiel pour qu'il soit entretenu, ce qui ferait du </text:span><text:span text:style-name="T14">time stamp</text:span><text:span text:style-name="T12"> une propriété mutable du différentiel.</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1201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10%" fo:text-align="justify" style:justify-single-word="false" fo:hyphenation-ladder-count="no-limit" style:page-number="auto"/>
      <style:text-properties fo:font-size="11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3:57:52.098515331</meta:creation-date>
    <dc:date>2015-11-13T15:49:02.371567958</dc:date>
    <meta:editing-duration>PT2H2M53S</meta:editing-duration>
    <meta:editing-cycles>18</meta:editing-cycles>
    <meta:generator>LibreOffice/4.2.8.2$Linux_X86_64 LibreOffice_project/420m0$Build-2</meta:generator>
    <meta:print-date>2015-10-29T16:24:42.083843577</meta:print-date>
    <meta:document-statistic meta:table-count="0" meta:image-count="0" meta:object-count="0" meta:page-count="1" meta:paragraph-count="14" meta:word-count="566" meta:character-count="3654" meta:non-whitespace-character-count="3093"/>
  </office:meta>
</office:document-meta>
</file>